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A0000010A346FB1079CA7C56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443cm, 0cm, 0cm, 0cm)" draw:image-opacity="100%" style:mirror="none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6.721cm" svg:height="8.791cm" svg:x="2.139cm" svg:y="10.75cm">
          <draw:image xlink:href="Pictures/10000000000001DA0000010A346FB1079CA7C56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9T02:41:59.417383174</dc:date>
    <meta:editing-duration>PT1M7S</meta:editing-duration>
    <meta:editing-cycles>1</meta:editing-cycles>
    <meta:document-statistic meta:object-count="1"/>
    <meta:generator>LibreOffice/7.4.7.2$Linux_X86_64 LibreOffice_project/40$Build-2</meta:generator>
  </office:meta>
</office:document-meta>
</file>